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3" calcext:value-type="float">
            <text:p><text:s text:c="3"/>142,563</text:p>
          </table:table-cell>
          <table:table-cell table:style-name="ce37" office:value-type="float" office:value="9139050" calcext:value-type="float">
            <text:p><text:s text:c="3"/>9,139,050</text:p>
          </table:table-cell>
          <table:table-cell table:style-name="ce37" office:value-type="float" office:value="23347374" calcext:value-type="float">
            <text:p><text:s text:c="3"/>23,347,374</text:p>
          </table:table-cell>
          <table:table-cell table:style-name="ce37" office:value-type="float" office:value="11532446" calcext:value-type="float">
            <text:p><text:s text:c="3"/>11,532,446</text:p>
          </table:table-cell>
          <table:table-cell table:style-name="ce37" office:value-type="float" office:value="11814928" calcext:value-type="float">
            <text:p><text:s text:c="3"/>11,814,928</text:p>
          </table:table-cell>
          <table:table-cell table:style-name="ce54" office:value-type="float" office:value="97.61" calcext:value-type="float">
            <text:p>97.61</text:p>
          </table:table-cell>
          <table:table-cell table:style-name="ce54" office:value-type="float" office:value="645.01" calcext:value-type="float">
            <text:p>645.01</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5" calcext:value-type="float">
            <text:p><text:s text:c="3"/>142,565</text:p>
          </table:table-cell>
          <table:table-cell table:style-name="ce37" office:value-type="float" office:value="9153985" calcext:value-type="float">
            <text:p><text:s text:c="3"/>9,153,985</text:p>
          </table:table-cell>
          <table:table-cell table:style-name="ce37" office:value-type="float" office:value="23361084" calcext:value-type="float">
            <text:p><text:s text:c="3"/>23,361,084</text:p>
          </table:table-cell>
          <table:table-cell table:style-name="ce37" office:value-type="float" office:value="11536859" calcext:value-type="float">
            <text:p><text:s text:c="3"/>11,536,859</text:p>
          </table:table-cell>
          <table:table-cell table:style-name="ce37" office:value-type="float" office:value="11824225" calcext:value-type="float">
            <text:p><text:s text:c="3"/>11,824,225</text:p>
          </table:table-cell>
          <table:table-cell table:style-name="ce54" office:value-type="float" office:value="97.57" calcext:value-type="float">
            <text:p>97.57</text:p>
          </table:table-cell>
          <table:table-cell table:style-name="ce54" office:value-type="float" office:value="645.39" calcext:value-type="float">
            <text:p>645.39</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167221" calcext:value-type="float">
            <text:p><text:s text:c="3"/>9,167,221</text:p>
          </table:table-cell>
          <table:table-cell table:style-name="ce37" office:value-type="float" office:value="23373283" calcext:value-type="float">
            <text:p><text:s text:c="3"/>23,373,283</text:p>
          </table:table-cell>
          <table:table-cell table:style-name="ce37" office:value-type="float" office:value="11540567" calcext:value-type="float">
            <text:p><text:s text:c="3"/>11,540,567</text:p>
          </table:table-cell>
          <table:table-cell table:style-name="ce37" office:value-type="float" office:value="11832716" calcext:value-type="float">
            <text:p><text:s text:c="3"/>11,832,716</text:p>
          </table:table-cell>
          <table:table-cell table:style-name="ce54" office:value-type="float" office:value="97.53" calcext:value-type="float">
            <text:p>97.53</text:p>
          </table:table-cell>
          <table:table-cell table:style-name="ce54" office:value-type="float" office:value="645.72" calcext:value-type="float">
            <text:p>645.72</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32" calcext:value-type="float">
            <text:p><text:s text:c="3"/>142,532</text:p>
          </table:table-cell>
          <table:table-cell table:style-name="ce37" office:value-type="float" office:value="9180345" calcext:value-type="float">
            <text:p><text:s text:c="3"/>9,180,345</text:p>
          </table:table-cell>
          <table:table-cell table:style-name="ce37" office:value-type="float" office:value="23392423" calcext:value-type="float">
            <text:p><text:s text:c="3"/>23,392,423</text:p>
          </table:table-cell>
          <table:table-cell table:style-name="ce37" office:value-type="float" office:value="11548206" calcext:value-type="float">
            <text:p><text:s text:c="3"/>11,548,206</text:p>
          </table:table-cell>
          <table:table-cell table:style-name="ce37" office:value-type="float" office:value="11844217" calcext:value-type="float">
            <text:p><text:s text:c="3"/>11,844,217</text:p>
          </table:table-cell>
          <table:table-cell table:style-name="ce54" office:value-type="float" office:value="97.5" calcext:value-type="float">
            <text:p>97.50</text:p>
          </table:table-cell>
          <table:table-cell table:style-name="ce54" office:value-type="float" office:value="646.25" calcext:value-type="float">
            <text:p>646.25</text:p>
          </table:table-cell>
          <table:table-cell table:style-name="ce65" office:value-type="float" office:value="2.55" calcext:value-type="float">
            <text:p>2.55</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18" calcext:value-type="float">
            <text:p><text:s text:c="3"/>142,518</text:p>
          </table:table-cell>
          <table:table-cell table:style-name="ce37" office:value-type="float" office:value="9199122" calcext:value-type="float">
            <text:p><text:s text:c="3"/>9,199,122</text:p>
          </table:table-cell>
          <table:table-cell table:style-name="ce37" office:value-type="float" office:value="23399654" calcext:value-type="float">
            <text:p><text:s text:c="3"/>23,399,654</text:p>
          </table:table-cell>
          <table:table-cell table:style-name="ce37" office:value-type="float" office:value="11550127" calcext:value-type="float">
            <text:p><text:s text:c="3"/>11,550,127</text:p>
          </table:table-cell>
          <table:table-cell table:style-name="ce37" office:value-type="float" office:value="11849527" calcext:value-type="float">
            <text:p><text:s text:c="3"/>11,849,527</text:p>
          </table:table-cell>
          <table:table-cell table:style-name="ce54" office:value-type="float" office:value="97.47" calcext:value-type="float">
            <text:p>97.47</text:p>
          </table:table-cell>
          <table:table-cell table:style-name="ce54" office:value-type="float" office:value="646.45" calcext:value-type="float">
            <text:p>646.45</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5" calcext:value-type="float">
            <text:p><text:s text:c="3"/>142,525</text:p>
          </table:table-cell>
          <table:table-cell table:style-name="ce37" office:value-type="float" office:value="9220646" calcext:value-type="float">
            <text:p><text:s text:c="3"/>9,220,646</text:p>
          </table:table-cell>
          <table:table-cell table:style-name="ce37" office:value-type="float" office:value="23404300" calcext:value-type="float">
            <text:p><text:s text:c="3"/>23,404,300</text:p>
          </table:table-cell>
          <table:table-cell table:style-name="ce37" office:value-type="float" office:value="11550801" calcext:value-type="float">
            <text:p><text:s text:c="3"/>11,550,801</text:p>
          </table:table-cell>
          <table:table-cell table:style-name="ce37" office:value-type="float" office:value="11853499" calcext:value-type="float">
            <text:p><text:s text:c="3"/>11,853,499</text:p>
          </table:table-cell>
          <table:table-cell table:style-name="ce54" office:value-type="float" office:value="97.45" calcext:value-type="float">
            <text:p>97.45</text:p>
          </table:table-cell>
          <table:table-cell table:style-name="ce54" office:value-type="float" office:value="646.58" calcext:value-type="float">
            <text:p>646.5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2" calcext:value-type="float">
            <text:p><text:s text:c="3"/>142,522</text:p>
          </table:table-cell>
          <table:table-cell table:style-name="ce37" office:value-type="float" office:value="9226306" calcext:value-type="float">
            <text:p><text:s text:c="3"/>9,226,306</text:p>
          </table:table-cell>
          <table:table-cell table:style-name="ce37" office:value-type="float" office:value="23411858" calcext:value-type="float">
            <text:p><text:s text:c="3"/>23,411,858</text:p>
          </table:table-cell>
          <table:table-cell table:style-name="ce37" office:value-type="float" office:value="11552479" calcext:value-type="float">
            <text:p><text:s text:c="3"/>11,552,479</text:p>
          </table:table-cell>
          <table:table-cell table:style-name="ce37" office:value-type="float" office:value="11859379" calcext:value-type="float">
            <text:p><text:s text:c="3"/>11,859,379</text:p>
          </table:table-cell>
          <table:table-cell table:style-name="ce54" office:value-type="float" office:value="97.41" calcext:value-type="float">
            <text:p>97.41</text:p>
          </table:table-cell>
          <table:table-cell table:style-name="ce54" office:value-type="float" office:value="646.79" calcext:value-type="float">
            <text:p>646.79</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4" calcext:value-type="float">
            <text:p><text:s text:c="3"/>142,524</text:p>
          </table:table-cell>
          <table:table-cell table:style-name="ce37" office:value-type="float" office:value="9233926" calcext:value-type="float">
            <text:p><text:s text:c="3"/>9,233,926</text:p>
          </table:table-cell>
          <table:table-cell table:style-name="ce37" office:value-type="float" office:value="23415008" calcext:value-type="float">
            <text:p><text:s text:c="3"/>23,415,008</text:p>
          </table:table-cell>
          <table:table-cell table:style-name="ce37" office:value-type="float" office:value="11552369" calcext:value-type="float">
            <text:p><text:s text:c="3"/>11,552,369</text:p>
          </table:table-cell>
          <table:table-cell table:style-name="ce37" office:value-type="float" office:value="11862639" calcext:value-type="float">
            <text:p><text:s text:c="3"/>11,862,639</text:p>
          </table:table-cell>
          <table:table-cell table:style-name="ce54" office:value-type="float" office:value="97.38" calcext:value-type="float">
            <text:p>97.38</text:p>
          </table:table-cell>
          <table:table-cell table:style-name="ce54" office:value-type="float" office:value="646.88" calcext:value-type="float">
            <text:p>646.8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style-name="ce25" office:value-type="float" office:value="0.000746469322350044" calcext:value-type="float">
            <text:p>0.00</text:p>
          </table:table-cell>
          <table:table-cell table:number-columns-repeated="2" table:style-name="ce25" office:value-type="float" office:value="0" calcext:value-type="float">
            <text:p>—</text:p>
          </table:table-cell>
          <table:table-cell table:style-name="ce25" office:value-type="float" office:value="-0.00561155419007737" calcext:value-type="float">
            <text:p>–0.01</text:p>
          </table:table-cell>
          <table:table-cell table:style-name="ce25" office:value-type="float" office:value="1.53287267276139" calcext:value-type="float">
            <text:p>1.53</text:p>
          </table:table-cell>
          <table:table-cell table:style-name="ce25" office:value-type="float" office:value="0.290079732307368" calcext:value-type="float">
            <text:p>0.29</text:p>
          </table:table-cell>
          <table:table-cell table:style-name="ce25" office:value-type="float" office:value="0.104808641635955" calcext:value-type="float">
            <text:p>0.10</text:p>
          </table:table-cell>
          <table:table-cell table:style-name="ce25" office:value-type="float" office:value="0.470921193933641" calcext:value-type="float">
            <text:p>0.47</text:p>
          </table:table-cell>
          <table:table-cell table:style-name="ce25" office:value-type="float" office:value="-0.368814670628009" calcext:value-type="float">
            <text:p>–0.37</text:p>
          </table:table-cell>
          <table:table-cell table:style-name="ce25" office:value-type="float" office:value="0.28836762220741" calcext:value-type="float">
            <text:p>0.29</text:p>
          </table:table-cell>
          <table:table-cell table:style-name="ce25" office:value-type="float" office:value="-1.17647058823529" calcext:value-type="float">
            <text:p>–1.18</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912011898247534" calcext:value-type="float">
            <text:p>0.01</text:p>
          </table:table-cell>
          <table:table-cell table:style-name="ce26" office:value-type="float" office:value="0.10951571956769" calcext:value-type="float">
            <text:p>0.11</text:p>
          </table:table-cell>
          <table:table-cell table:style-name="ce26" office:value-type="float" office:value="-0.00544490767678601" calcext:value-type="float">
            <text:p>–0.01</text:p>
          </table:table-cell>
          <table:table-cell table:style-name="ce26" office:value-type="float" office:value="-0.018126507258484" calcext:value-type="float">
            <text:p>–0.02</text:p>
          </table:table-cell>
          <table:table-cell table:style-name="ce26" office:value-type="float" office:value="0.00689146838741072" calcext:value-type="float">
            <text:p>0.01</text:p>
          </table:table-cell>
          <table:table-cell table:style-name="ce26" office:value-type="float" office:value="-0.0308388157894748" calcext:value-type="float">
            <text:p>–0.03</text:p>
          </table:table-cell>
          <table:table-cell table:style-name="ce26" office:value-type="float" office:value="-0.00618324032708779" calcext:value-type="float">
            <text:p>–0.01</text:p>
          </table:table-cell>
          <table:table-cell table:style-name="ce26" office:value-type="float" office:value="-0.395256916996039" calcext:value-type="float">
            <text:p>–0.40</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4 月 底" calcext:value-type="string">
            <text:p><text:s/>中 華 民 國 <text:s/>113 年 4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55" calcext:value-type="float">
            <text:p><text:s text:c="3"/>142,555</text:p>
          </table:table-cell>
          <table:table-cell table:style-name="ce36" office:value-type="float" office:value="9279140" calcext:value-type="float">
            <text:p><text:s text:c="3"/>9,279,140</text:p>
          </table:table-cell>
          <table:table-cell table:style-name="ce36" office:value-type="float" office:value="23415100" calcext:value-type="float">
            <text:p><text:s text:c="3"/>23,415,100</text:p>
          </table:table-cell>
          <table:table-cell table:style-name="ce36" office:value-type="float" office:value="11544533" calcext:value-type="float">
            <text:p><text:s text:c="3"/>11,544,533</text:p>
          </table:table-cell>
          <table:table-cell table:style-name="ce36" office:value-type="float" office:value="11870567" calcext:value-type="float">
            <text:p><text:s text:c="3"/>11,870,567</text:p>
          </table:table-cell>
          <table:table-cell table:style-name="ce53" office:value-type="float" office:value="97.25" calcext:value-type="float">
            <text:p>97.25</text:p>
          </table:table-cell>
          <table:table-cell table:style-name="ce53" office:value-type="float" office:value="646.87" calcext:value-type="float">
            <text:p>646.87</text:p>
          </table:table-cell>
          <table:table-cell table:style-name="ce64" office:value-type="float" office:value="2.52" calcext:value-type="float">
            <text:p>2.52</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0" calcext:value-type="float">
            <text:p><text:s text:c="3"/>22,160</text:p>
          </table:table-cell>
          <table:table-cell table:style-name="ce36" office:value-type="float" office:value="1679672" calcext:value-type="float">
            <text:p><text:s text:c="3"/>1,679,672</text:p>
          </table:table-cell>
          <table:table-cell table:style-name="ce36" office:value-type="float" office:value="4043031" calcext:value-type="float">
            <text:p><text:s text:c="3"/>4,043,031</text:p>
          </table:table-cell>
          <table:table-cell table:style-name="ce36" office:value-type="float" office:value="1965575" calcext:value-type="float">
            <text:p><text:s text:c="3"/>1,965,575</text:p>
          </table:table-cell>
          <table:table-cell table:style-name="ce36" office:value-type="float" office:value="2077456" calcext:value-type="float">
            <text:p><text:s text:c="3"/>2,077,456</text:p>
          </table:table-cell>
          <table:table-cell table:style-name="ce53" office:value-type="float" office:value="94.61" calcext:value-type="float">
            <text:p>94.61</text:p>
          </table:table-cell>
          <table:table-cell table:style-name="ce53" office:value-type="float" office:value="1969.74" calcext:value-type="float">
            <text:p>1,969.74</text:p>
          </table:table-cell>
          <table:table-cell table:style-name="ce64" office:value-type="float" office:value="2.41" calcext:value-type="float">
            <text:p>2.41</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3" calcext:value-type="float">
            <text:p><text:s text:c="3"/>9,573</text:p>
          </table:table-cell>
          <table:table-cell table:style-name="ce36" office:value-type="float" office:value="1065922" calcext:value-type="float">
            <text:p><text:s text:c="3"/>1,065,922</text:p>
          </table:table-cell>
          <table:table-cell table:style-name="ce36" office:value-type="float" office:value="2509112" calcext:value-type="float">
            <text:p><text:s text:c="3"/>2,509,112</text:p>
          </table:table-cell>
          <table:table-cell table:style-name="ce36" office:value-type="float" office:value="1184681" calcext:value-type="float">
            <text:p><text:s text:c="3"/>1,184,681</text:p>
          </table:table-cell>
          <table:table-cell table:style-name="ce36" office:value-type="float" office:value="1324431" calcext:value-type="float">
            <text:p><text:s text:c="3"/>1,324,431</text:p>
          </table:table-cell>
          <table:table-cell table:style-name="ce53" office:value-type="float" office:value="89.45" calcext:value-type="float">
            <text:p>89.45</text:p>
          </table:table-cell>
          <table:table-cell table:style-name="ce53" office:value-type="float" office:value="9231.47" calcext:value-type="float">
            <text:p>9,231.47</text:p>
          </table:table-cell>
          <table:table-cell table:style-name="ce64" office:value-type="float" office:value="2.35" calcext:value-type="float">
            <text:p>2.35</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73" calcext:value-type="float">
            <text:p><text:s text:c="3"/>11,973</text:p>
          </table:table-cell>
          <table:table-cell table:style-name="ce36" office:value-type="float" office:value="910392" calcext:value-type="float">
            <text:p><text:s text:c="3"/>910,392</text:p>
          </table:table-cell>
          <table:table-cell table:style-name="ce36" office:value-type="float" office:value="2322923" calcext:value-type="float">
            <text:p><text:s text:c="3"/>2,322,923</text:p>
          </table:table-cell>
          <table:table-cell table:style-name="ce36" office:value-type="float" office:value="1144920" calcext:value-type="float">
            <text:p><text:s text:c="3"/>1,144,920</text:p>
          </table:table-cell>
          <table:table-cell table:style-name="ce36" office:value-type="float" office:value="1178003" calcext:value-type="float">
            <text:p><text:s text:c="3"/>1,178,003</text:p>
          </table:table-cell>
          <table:table-cell table:style-name="ce53" office:value-type="float" office:value="97.19" calcext:value-type="float">
            <text:p>97.19</text:p>
          </table:table-cell>
          <table:table-cell table:style-name="ce53" office:value-type="float" office:value="1902.55" calcext:value-type="float">
            <text:p>1,902.55</text:p>
          </table:table-cell>
          <table:table-cell table:style-name="ce64" office:value-type="float" office:value="2.55" calcext:value-type="float">
            <text:p>2.55</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067463" calcext:value-type="float">
            <text:p><text:s text:c="3"/>1,067,463</text:p>
          </table:table-cell>
          <table:table-cell table:style-name="ce36" office:value-type="float" office:value="2850285" calcext:value-type="float">
            <text:p><text:s text:c="3"/>2,850,285</text:p>
          </table:table-cell>
          <table:table-cell table:style-name="ce36" office:value-type="float" office:value="1393075" calcext:value-type="float">
            <text:p><text:s text:c="3"/>1,393,075</text:p>
          </table:table-cell>
          <table:table-cell table:style-name="ce36" office:value-type="float" office:value="1457210" calcext:value-type="float">
            <text:p><text:s text:c="3"/>1,457,210</text:p>
          </table:table-cell>
          <table:table-cell table:style-name="ce53" office:value-type="float" office:value="95.6" calcext:value-type="float">
            <text:p>95.60</text:p>
          </table:table-cell>
          <table:table-cell table:style-name="ce53" office:value-type="float" office:value="1286.87" calcext:value-type="float">
            <text:p>1,286.87</text:p>
          </table:table-cell>
          <table:table-cell table:style-name="ce64" office:value-type="float" office:value="2.67" calcext:value-type="float">
            <text:p>2.67</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58" calcext:value-type="float">
            <text:p><text:s text:c="3"/>9,658</text:p>
          </table:table-cell>
          <table:table-cell table:style-name="ce36" office:value-type="float" office:value="730076" calcext:value-type="float">
            <text:p><text:s text:c="3"/>730,076</text:p>
          </table:table-cell>
          <table:table-cell table:style-name="ce36" office:value-type="float" office:value="1859788" calcext:value-type="float">
            <text:p><text:s text:c="3"/>1,859,788</text:p>
          </table:table-cell>
          <table:table-cell table:style-name="ce36" office:value-type="float" office:value="922782" calcext:value-type="float">
            <text:p><text:s text:c="3"/>922,782</text:p>
          </table:table-cell>
          <table:table-cell table:style-name="ce36" office:value-type="float" office:value="937006" calcext:value-type="float">
            <text:p><text:s text:c="3"/>937,006</text:p>
          </table:table-cell>
          <table:table-cell table:style-name="ce53" office:value-type="float" office:value="98.48" calcext:value-type="float">
            <text:p>98.48</text:p>
          </table:table-cell>
          <table:table-cell table:style-name="ce53" office:value-type="float" office:value="848.58" calcext:value-type="float">
            <text:p>848.58</text:p>
          </table:table-cell>
          <table:table-cell table:style-name="ce64" office:value-type="float" office:value="2.55" calcext:value-type="float">
            <text:p>2.55</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53998" calcext:value-type="float">
            <text:p><text:s text:c="3"/>1,153,998</text:p>
          </table:table-cell>
          <table:table-cell table:style-name="ce36" office:value-type="float" office:value="2735981" calcext:value-type="float">
            <text:p><text:s text:c="3"/>2,735,981</text:p>
          </table:table-cell>
          <table:table-cell table:style-name="ce36" office:value-type="float" office:value="1341248" calcext:value-type="float">
            <text:p><text:s text:c="3"/>1,341,248</text:p>
          </table:table-cell>
          <table:table-cell table:style-name="ce36" office:value-type="float" office:value="1394733" calcext:value-type="float">
            <text:p><text:s text:c="3"/>1,394,733</text:p>
          </table:table-cell>
          <table:table-cell table:style-name="ce53" office:value-type="float" office:value="96.17" calcext:value-type="float">
            <text:p>96.17</text:p>
          </table:table-cell>
          <table:table-cell table:style-name="ce53" office:value-type="float" office:value="926.78" calcext:value-type="float">
            <text:p>926.78</text:p>
          </table:table-cell>
          <table:table-cell table:style-name="ce64" office:value-type="float" office:value="2.37" calcext:value-type="float">
            <text:p>2.37</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22" calcext:value-type="float">
            <text:p><text:s text:c="3"/>58,522</text:p>
          </table:table-cell>
          <table:table-cell table:style-name="ce36" office:value-type="float" office:value="2623925" calcext:value-type="float">
            <text:p><text:s text:c="3"/>2,623,925</text:p>
          </table:table-cell>
          <table:table-cell table:style-name="ce36" office:value-type="float" office:value="6935953" calcext:value-type="float">
            <text:p><text:s text:c="3"/>6,935,953</text:p>
          </table:table-cell>
          <table:table-cell table:style-name="ce36" office:value-type="float" office:value="3512721" calcext:value-type="float">
            <text:p><text:s text:c="3"/>3,512,721</text:p>
          </table:table-cell>
          <table:table-cell table:style-name="ce36" office:value-type="float" office:value="3423232" calcext:value-type="float">
            <text:p><text:s text:c="3"/>3,423,232</text:p>
          </table:table-cell>
          <table:table-cell table:style-name="ce53" office:value-type="float" office:value="102.61" calcext:value-type="float">
            <text:p>102.61</text:p>
          </table:table-cell>
          <table:table-cell table:style-name="ce53" office:value-type="float" office:value="276.22" calcext:value-type="float">
            <text:p>276.22</text:p>
          </table:table-cell>
          <table:table-cell table:style-name="ce64" office:value-type="float" office:value="2.64" calcext:value-type="float">
            <text:p>2.64</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79238" calcext:value-type="float">
            <text:p><text:s text:c="3"/>179,238</text:p>
          </table:table-cell>
          <table:table-cell table:style-name="ce37" office:value-type="float" office:value="449448" calcext:value-type="float">
            <text:p><text:s text:c="3"/>449,448</text:p>
          </table:table-cell>
          <table:table-cell table:style-name="ce37" office:value-type="float" office:value="225518" calcext:value-type="float">
            <text:p><text:s text:c="3"/>225,518</text:p>
          </table:table-cell>
          <table:table-cell table:style-name="ce37" office:value-type="float" office:value="223930" calcext:value-type="float">
            <text:p><text:s text:c="3"/>223,930</text:p>
          </table:table-cell>
          <table:table-cell table:style-name="ce54" office:value-type="float" office:value="100.71" calcext:value-type="float">
            <text:p>100.71</text:p>
          </table:table-cell>
          <table:table-cell table:style-name="ce54" office:value-type="float" office:value="209.67" calcext:value-type="float">
            <text:p>209.67</text:p>
          </table:table-cell>
          <table:table-cell table:style-name="ce65" office:value-type="float" office:value="2.51" calcext:value-type="float">
            <text:p>2.51</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4" calcext:value-type="float">
            <text:p><text:s text:c="3"/>3,414</text:p>
          </table:table-cell>
          <table:table-cell table:style-name="ce37" office:value-type="float" office:value="222447" calcext:value-type="float">
            <text:p><text:s text:c="3"/>222,447</text:p>
          </table:table-cell>
          <table:table-cell table:style-name="ce37" office:value-type="float" office:value="590614" calcext:value-type="float">
            <text:p><text:s text:c="3"/>590,614</text:p>
          </table:table-cell>
          <table:table-cell table:style-name="ce37" office:value-type="float" office:value="300582" calcext:value-type="float">
            <text:p><text:s text:c="3"/>300,582</text:p>
          </table:table-cell>
          <table:table-cell table:style-name="ce37" office:value-type="float" office:value="290032" calcext:value-type="float">
            <text:p><text:s text:c="3"/>290,032</text:p>
          </table:table-cell>
          <table:table-cell table:style-name="ce54" office:value-type="float" office:value="103.64" calcext:value-type="float">
            <text:p>103.64</text:p>
          </table:table-cell>
          <table:table-cell table:style-name="ce54" office:value-type="float" office:value="413.73" calcext:value-type="float">
            <text:p>413.73</text:p>
          </table:table-cell>
          <table:table-cell table:style-name="ce65" office:value-type="float" office:value="2.66" calcext:value-type="float">
            <text:p>2.66</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699" calcext:value-type="float">
            <text:p><text:s text:c="3"/>4,699</text:p>
          </table:table-cell>
          <table:table-cell table:style-name="ce37" office:value-type="float" office:value="200419" calcext:value-type="float">
            <text:p><text:s text:c="3"/>200,419</text:p>
          </table:table-cell>
          <table:table-cell table:style-name="ce37" office:value-type="float" office:value="533910" calcext:value-type="float">
            <text:p><text:s text:c="3"/>533,910</text:p>
          </table:table-cell>
          <table:table-cell table:style-name="ce37" office:value-type="float" office:value="274461" calcext:value-type="float">
            <text:p><text:s text:c="3"/>274,461</text:p>
          </table:table-cell>
          <table:table-cell table:style-name="ce37" office:value-type="float" office:value="259449" calcext:value-type="float">
            <text:p><text:s text:c="3"/>259,449</text:p>
          </table:table-cell>
          <table:table-cell table:style-name="ce54" office:value-type="float" office:value="105.79" calcext:value-type="float">
            <text:p>105.79</text:p>
          </table:table-cell>
          <table:table-cell table:style-name="ce54" office:value-type="float" office:value="293.31" calcext:value-type="float">
            <text:p>293.31</text:p>
          </table:table-cell>
          <table:table-cell table:style-name="ce65" office:value-type="float" office:value="2.66" calcext:value-type="float">
            <text:p>2.66</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0" calcext:value-type="float">
            <text:p><text:s text:c="3"/>9,230</text:p>
          </table:table-cell>
          <table:table-cell table:style-name="ce37" office:value-type="float" office:value="407293" calcext:value-type="float">
            <text:p><text:s text:c="3"/>407,293</text:p>
          </table:table-cell>
          <table:table-cell table:style-name="ce37" office:value-type="float" office:value="1234209" calcext:value-type="float">
            <text:p><text:s text:c="3"/>1,234,209</text:p>
          </table:table-cell>
          <table:table-cell table:style-name="ce37" office:value-type="float" office:value="625789" calcext:value-type="float">
            <text:p><text:s text:c="3"/>625,789</text:p>
          </table:table-cell>
          <table:table-cell table:style-name="ce37" office:value-type="float" office:value="608420" calcext:value-type="float">
            <text:p><text:s text:c="3"/>608,420</text:p>
          </table:table-cell>
          <table:table-cell table:style-name="ce54" office:value-type="float" office:value="102.85" calcext:value-type="float">
            <text:p>102.85</text:p>
          </table:table-cell>
          <table:table-cell table:style-name="ce54" office:value-type="float" office:value="1148.75" calcext:value-type="float">
            <text:p>1,148.75</text:p>
          </table:table-cell>
          <table:table-cell table:style-name="ce65" office:value-type="float" office:value="3.03" calcext:value-type="float">
            <text:p>3.03</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3" calcext:value-type="float">
            <text:p><text:s text:c="3"/>4,213</text:p>
          </table:table-cell>
          <table:table-cell table:style-name="ce37" office:value-type="float" office:value="180902" calcext:value-type="float">
            <text:p><text:s text:c="3"/>180,902</text:p>
          </table:table-cell>
          <table:table-cell table:style-name="ce37" office:value-type="float" office:value="475584" calcext:value-type="float">
            <text:p><text:s text:c="3"/>475,584</text:p>
          </table:table-cell>
          <table:table-cell table:style-name="ce37" office:value-type="float" office:value="242113" calcext:value-type="float">
            <text:p><text:s text:c="3"/>242,113</text:p>
          </table:table-cell>
          <table:table-cell table:style-name="ce37" office:value-type="float" office:value="233471" calcext:value-type="float">
            <text:p><text:s text:c="3"/>233,471</text:p>
          </table:table-cell>
          <table:table-cell table:style-name="ce54" office:value-type="float" office:value="103.7" calcext:value-type="float">
            <text:p>103.70</text:p>
          </table:table-cell>
          <table:table-cell table:style-name="ce54" office:value-type="float" office:value="115.81" calcext:value-type="float">
            <text:p>115.81</text:p>
          </table:table-cell>
          <table:table-cell table:style-name="ce65" office:value-type="float" office:value="2.63" calcext:value-type="float">
            <text:p>2.63</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0" calcext:value-type="float">
            <text:p><text:s text:c="3"/>6,510</text:p>
          </table:table-cell>
          <table:table-cell table:style-name="ce37" office:value-type="float" office:value="247640" calcext:value-type="float">
            <text:p><text:s text:c="3"/>247,640</text:p>
          </table:table-cell>
          <table:table-cell table:style-name="ce37" office:value-type="float" office:value="659467" calcext:value-type="float">
            <text:p><text:s text:c="3"/>659,467</text:p>
          </table:table-cell>
          <table:table-cell table:style-name="ce37" office:value-type="float" office:value="339490" calcext:value-type="float">
            <text:p><text:s text:c="3"/>339,490</text:p>
          </table:table-cell>
          <table:table-cell table:style-name="ce37" office:value-type="float" office:value="319977" calcext:value-type="float">
            <text:p><text:s text:c="3"/>319,977</text:p>
          </table:table-cell>
          <table:table-cell table:style-name="ce54" office:value-type="float" office:value="106.1" calcext:value-type="float">
            <text:p>106.10</text:p>
          </table:table-cell>
          <table:table-cell table:style-name="ce54" office:value-type="float" office:value="510.88" calcext:value-type="float">
            <text:p>510.88</text:p>
          </table:table-cell>
          <table:table-cell table:style-name="ce65" office:value-type="float" office:value="2.66" calcext:value-type="float">
            <text:p>2.66</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0" calcext:value-type="float">
            <text:p><text:s text:c="3"/>5,370</text:p>
          </table:table-cell>
          <table:table-cell table:style-name="ce37" office:value-type="float" office:value="186620" calcext:value-type="float">
            <text:p><text:s text:c="3"/>186,620</text:p>
          </table:table-cell>
          <table:table-cell table:style-name="ce37" office:value-type="float" office:value="482604" calcext:value-type="float">
            <text:p><text:s text:c="3"/>482,604</text:p>
          </table:table-cell>
          <table:table-cell table:style-name="ce37" office:value-type="float" office:value="249813" calcext:value-type="float">
            <text:p><text:s text:c="3"/>249,813</text:p>
          </table:table-cell>
          <table:table-cell table:style-name="ce37" office:value-type="float" office:value="232791" calcext:value-type="float">
            <text:p><text:s text:c="3"/>232,791</text:p>
          </table:table-cell>
          <table:table-cell table:style-name="ce54" office:value-type="float" office:value="107.31" calcext:value-type="float">
            <text:p>107.31</text:p>
          </table:table-cell>
          <table:table-cell table:style-name="ce54" office:value-type="float" office:value="253.52" calcext:value-type="float">
            <text:p>253.52</text:p>
          </table:table-cell>
          <table:table-cell table:style-name="ce65" office:value-type="float" office:value="2.59" calcext:value-type="float">
            <text:p>2.59</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298545" calcext:value-type="float">
            <text:p><text:s text:c="3"/>298,545</text:p>
          </table:table-cell>
          <table:table-cell table:style-name="ce37" office:value-type="float" office:value="792856" calcext:value-type="float">
            <text:p><text:s text:c="3"/>792,856</text:p>
          </table:table-cell>
          <table:table-cell table:style-name="ce37" office:value-type="float" office:value="401485" calcext:value-type="float">
            <text:p><text:s text:c="3"/>401,485</text:p>
          </table:table-cell>
          <table:table-cell table:style-name="ce37" office:value-type="float" office:value="391371" calcext:value-type="float">
            <text:p><text:s text:c="3"/>391,371</text:p>
          </table:table-cell>
          <table:table-cell table:style-name="ce54" office:value-type="float" office:value="102.58" calcext:value-type="float">
            <text:p>102.58</text:p>
          </table:table-cell>
          <table:table-cell table:style-name="ce54" office:value-type="float" office:value="285.65" calcext:value-type="float">
            <text:p>285.65</text:p>
          </table:table-cell>
          <table:table-cell table:style-name="ce65" office:value-type="float" office:value="2.66" calcext:value-type="float">
            <text:p>2.66</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4847" calcext:value-type="float">
            <text:p><text:s text:c="3"/>84,847</text:p>
          </table:table-cell>
          <table:table-cell table:style-name="ce37" office:value-type="float" office:value="211021" calcext:value-type="float">
            <text:p><text:s text:c="3"/>211,021</text:p>
          </table:table-cell>
          <table:table-cell table:style-name="ce37" office:value-type="float" office:value="107594" calcext:value-type="float">
            <text:p><text:s text:c="3"/>107,594</text:p>
          </table:table-cell>
          <table:table-cell table:style-name="ce37" office:value-type="float" office:value="103427" calcext:value-type="float">
            <text:p><text:s text:c="3"/>103,427</text:p>
          </table:table-cell>
          <table:table-cell table:style-name="ce54" office:value-type="float" office:value="104.03" calcext:value-type="float">
            <text:p>104.03</text:p>
          </table:table-cell>
          <table:table-cell table:style-name="ce54" office:value-type="float" office:value="60.03" calcext:value-type="float">
            <text:p>60.03</text:p>
          </table:table-cell>
          <table:table-cell table:style-name="ce65" office:value-type="float" office:value="2.49" calcext:value-type="float">
            <text:p>2.49</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4" calcext:value-type="float">
            <text:p><text:s text:c="3"/>3,624</text:p>
          </table:table-cell>
          <table:table-cell table:style-name="ce37" office:value-type="float" office:value="129036" calcext:value-type="float">
            <text:p><text:s text:c="3"/>129,036</text:p>
          </table:table-cell>
          <table:table-cell table:style-name="ce37" office:value-type="float" office:value="316544" calcext:value-type="float">
            <text:p><text:s text:c="3"/>316,544</text:p>
          </table:table-cell>
          <table:table-cell table:style-name="ce37" office:value-type="float" office:value="159055" calcext:value-type="float">
            <text:p><text:s text:c="3"/>159,055</text:p>
          </table:table-cell>
          <table:table-cell table:style-name="ce37" office:value-type="float" office:value="157489" calcext:value-type="float">
            <text:p><text:s text:c="3"/>157,489</text:p>
          </table:table-cell>
          <table:table-cell table:style-name="ce54" office:value-type="float" office:value="100.99" calcext:value-type="float">
            <text:p>100.99</text:p>
          </table:table-cell>
          <table:table-cell table:style-name="ce54" office:value-type="float" office:value="68.39" calcext:value-type="float">
            <text:p>68.39</text:p>
          </table:table-cell>
          <table:table-cell table:style-name="ce65" office:value-type="float" office:value="2.45" calcext:value-type="float">
            <text:p>2.45</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431" calcext:value-type="float">
            <text:p><text:s text:c="3"/>43,431</text:p>
          </table:table-cell>
          <table:table-cell table:style-name="ce37" office:value-type="float" office:value="107764" calcext:value-type="float">
            <text:p><text:s text:c="3"/>107,764</text:p>
          </table:table-cell>
          <table:table-cell table:style-name="ce37" office:value-type="float" office:value="55209" calcext:value-type="float">
            <text:p><text:s text:c="3"/>55,209</text:p>
          </table:table-cell>
          <table:table-cell table:style-name="ce37" office:value-type="float" office:value="52555" calcext:value-type="float">
            <text:p><text:s text:c="3"/>52,555</text:p>
          </table:table-cell>
          <table:table-cell table:style-name="ce54" office:value-type="float" office:value="105.05" calcext:value-type="float">
            <text:p>105.05</text:p>
          </table:table-cell>
          <table:table-cell table:style-name="ce54" office:value-type="float" office:value="849.44" calcext:value-type="float">
            <text:p>849.44</text:p>
          </table:table-cell>
          <table:table-cell table:style-name="ce65" office:value-type="float" office:value="2.48" calcext:value-type="float">
            <text:p>2.48</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7" calcext:value-type="float">
            <text:p><text:s text:c="3"/>3,327</text:p>
          </table:table-cell>
          <table:table-cell table:style-name="ce37" office:value-type="float" office:value="159735" calcext:value-type="float">
            <text:p><text:s text:c="3"/>159,735</text:p>
          </table:table-cell>
          <table:table-cell table:style-name="ce37" office:value-type="float" office:value="361815" calcext:value-type="float">
            <text:p><text:s text:c="3"/>361,815</text:p>
          </table:table-cell>
          <table:table-cell table:style-name="ce37" office:value-type="float" office:value="179749" calcext:value-type="float">
            <text:p><text:s text:c="3"/>179,749</text:p>
          </table:table-cell>
          <table:table-cell table:style-name="ce37" office:value-type="float" office:value="182066" calcext:value-type="float">
            <text:p><text:s text:c="3"/>182,066</text:p>
          </table:table-cell>
          <table:table-cell table:style-name="ce54" office:value-type="float" office:value="98.73" calcext:value-type="float">
            <text:p>98.73</text:p>
          </table:table-cell>
          <table:table-cell table:style-name="ce54" office:value-type="float" office:value="2725.35" calcext:value-type="float">
            <text:p>2,725.35</text:p>
          </table:table-cell>
          <table:table-cell table:style-name="ce65" office:value-type="float" office:value="2.27" calcext:value-type="float">
            <text:p>2.27</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4" calcext:value-type="float">
            <text:p><text:s text:c="3"/>2,164</text:p>
          </table:table-cell>
          <table:table-cell table:style-name="ce37" office:value-type="float" office:value="180221" calcext:value-type="float">
            <text:p><text:s text:c="3"/>180,221</text:p>
          </table:table-cell>
          <table:table-cell table:style-name="ce37" office:value-type="float" office:value="456917" calcext:value-type="float">
            <text:p><text:s text:c="3"/>456,917</text:p>
          </table:table-cell>
          <table:table-cell table:style-name="ce37" office:value-type="float" office:value="225458" calcext:value-type="float">
            <text:p><text:s text:c="3"/>225,458</text:p>
          </table:table-cell>
          <table:table-cell table:style-name="ce37" office:value-type="float" office:value="231459" calcext:value-type="float">
            <text:p><text:s text:c="3"/>231,459</text:p>
          </table:table-cell>
          <table:table-cell table:style-name="ce54" office:value-type="float" office:value="97.41" calcext:value-type="float">
            <text:p>97.41</text:p>
          </table:table-cell>
          <table:table-cell table:style-name="ce54" office:value-type="float" office:value="4387" calcext:value-type="float">
            <text:p>4,387.00</text:p>
          </table:table-cell>
          <table:table-cell table:style-name="ce65" office:value-type="float" office:value="2.54" calcext:value-type="float">
            <text:p>2.54</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3551" calcext:value-type="float">
            <text:p><text:s text:c="3"/>103,551</text:p>
          </table:table-cell>
          <table:table-cell table:style-name="ce37" office:value-type="float" office:value="263200" calcext:value-type="float">
            <text:p><text:s text:c="3"/>263,200</text:p>
          </table:table-cell>
          <table:table-cell table:style-name="ce37" office:value-type="float" office:value="126405" calcext:value-type="float">
            <text:p><text:s text:c="3"/>126,405</text:p>
          </table:table-cell>
          <table:table-cell table:style-name="ce37" office:value-type="float" office:value="136795" calcext:value-type="float">
            <text:p><text:s text:c="3"/>136,795</text:p>
          </table:table-cell>
          <table:table-cell table:style-name="ce54" office:value-type="float" office:value="92.4" calcext:value-type="float">
            <text:p>92.40</text:p>
          </table:table-cell>
          <table:table-cell table:style-name="ce54" office:value-type="float" office:value="4384.8" calcext:value-type="float">
            <text:p>4,384.80</text:p>
          </table:table-cell>
          <table:table-cell table:style-name="ce65" office:value-type="float" office:value="2.54" calcext:value-type="float">
            <text:p>2.54</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7692" calcext:value-type="float">
            <text:p><text:s text:c="3"/>47,692</text:p>
          </table:table-cell>
          <table:table-cell table:style-name="ce36" office:value-type="float" office:value="158027" calcext:value-type="float">
            <text:p><text:s text:c="3"/>158,027</text:p>
          </table:table-cell>
          <table:table-cell table:style-name="ce36" office:value-type="float" office:value="79531" calcext:value-type="float">
            <text:p><text:s text:c="3"/>79,531</text:p>
          </table:table-cell>
          <table:table-cell table:style-name="ce36" office:value-type="float" office:value="78496" calcext:value-type="float">
            <text:p><text:s text:c="3"/>78,496</text:p>
          </table:table-cell>
          <table:table-cell table:style-name="ce53" office:value-type="float" office:value="101.32" calcext:value-type="float">
            <text:p>101.32</text:p>
          </table:table-cell>
          <table:table-cell table:style-name="ce53" office:value-type="float" office:value="875.71" calcext:value-type="float">
            <text:p>875.71</text:p>
          </table:table-cell>
          <table:table-cell table:style-name="ce64" office:value-type="float" office:value="3.31" calcext:value-type="float">
            <text:p>3.31</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3961" calcext:value-type="float">
            <text:p><text:s text:c="3"/>43,961</text:p>
          </table:table-cell>
          <table:table-cell table:style-name="ce37" office:value-type="float" office:value="144019" calcext:value-type="float">
            <text:p><text:s text:c="3"/>144,019</text:p>
          </table:table-cell>
          <table:table-cell table:style-name="ce37" office:value-type="float" office:value="71455" calcext:value-type="float">
            <text:p><text:s text:c="3"/>71,455</text:p>
          </table:table-cell>
          <table:table-cell table:style-name="ce37" office:value-type="float" office:value="72564" calcext:value-type="float">
            <text:p><text:s text:c="3"/>72,564</text:p>
          </table:table-cell>
          <table:table-cell table:style-name="ce54" office:value-type="float" office:value="98.47" calcext:value-type="float">
            <text:p>98.47</text:p>
          </table:table-cell>
          <table:table-cell table:style-name="ce54" office:value-type="float" office:value="949.64" calcext:value-type="float">
            <text:p>949.64</text:p>
          </table:table-cell>
          <table:table-cell table:style-name="ce65" office:value-type="float" office:value="3.28" calcext:value-type="float">
            <text:p>3.28</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731" calcext:value-type="float">
            <text:p><text:s text:c="3"/>3,731</text:p>
          </table:table-cell>
          <table:table-cell table:style-name="ce37" office:value-type="float" office:value="14008" calcext:value-type="float">
            <text:p><text:s text:c="3"/>14,008</text:p>
          </table:table-cell>
          <table:table-cell table:style-name="ce37" office:value-type="float" office:value="8076" calcext:value-type="float">
            <text:p><text:s text:c="3"/>8,076</text:p>
          </table:table-cell>
          <table:table-cell table:style-name="ce37" office:value-type="float" office:value="5932" calcext:value-type="float">
            <text:p><text:s text:c="3"/>5,932</text:p>
          </table:table-cell>
          <table:table-cell table:style-name="ce54" office:value-type="float" office:value="136.14" calcext:value-type="float">
            <text:p>136.14</text:p>
          </table:table-cell>
          <table:table-cell table:style-name="ce54" office:value-type="float" office:value="486.39" calcext:value-type="float">
            <text:p>486.39</text:p>
          </table:table-cell>
          <table:table-cell table:style-name="ce65" office:value-type="float" office:value="3.75" calcext:value-type="float">
            <text:p>3.75</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